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4bd5e" draw:textarea-vertical-align="middle" draw:auto-grow-height="false" fo:min-height="0.75cm" fo:min-width="0.5cm" fo:wrap-option="wrap"/>
    </style:style>
    <style:style style:name="gr2" style:family="graphic" style:parent-style-name="standard">
      <style:graphic-properties draw:fill="solid" draw:fill-color="#ffff99" draw:textarea-horizontal-align="justify" draw:textarea-vertical-align="middle" draw:auto-grow-height="false" fo:min-height="0cm" fo:min-width="0cm"/>
    </style:style>
    <style:style style:name="gr3" style:family="graphic" style:parent-style-name="standard">
      <style:graphic-properties draw:fill="solid" draw:fill-color="#ffff99" draw:textarea-vertical-align="middle" draw:auto-grow-height="false" fo:min-height="0.749cm" fo:min-width="0.499cm"/>
    </style:style>
    <style:style style:name="gr4" style:family="graphic" style:parent-style-name="standard">
      <style:graphic-properties draw:marker-end="Arrow" draw:marker-end-width="0.3cm" draw:fill="solid" draw:fill-color="#ffff99" draw:textarea-horizontal-align="center" draw:textarea-vertical-align="middle"/>
    </style:style>
    <style:style style:name="gr5" style:family="graphic" style:parent-style-name="standard">
      <style:graphic-properties draw:fill="solid" draw:fill-color="#99ccff" draw:textarea-vertical-align="middle" draw:auto-grow-height="false" fo:min-height="0.75cm" fo:min-width="0.5cm" fo:wrap-option="wrap"/>
    </style:style>
    <style:style style:name="gr6" style:family="graphic" style:parent-style-name="standard">
      <style:graphic-properties draw:fill="solid" draw:fill-color="#ffcc99" draw:textarea-vertical-align="middle" draw:auto-grow-height="false" fo:min-height="0.749cm" fo:min-width="0.499cm"/>
    </style:style>
    <style:style style:name="gr7" style:family="graphic" style:parent-style-name="standard">
      <style:graphic-properties draw:marker-end="Line_20_Arrow" draw:marker-end-width="0.3cm" draw:fill="solid" draw:fill-color="#ffff99" draw:textarea-horizontal-align="center" draw:textarea-vertical-align="middle"/>
    </style:style>
    <style:style style:name="gr8" style:family="graphic" style:parent-style-name="standard">
      <style:graphic-properties draw:stroke="none" svg:stroke-color="#000000" draw:fill="none" draw:fill-color="#ffffff" fo:min-height="0.547cm"/>
    </style:style>
    <style:style style:name="gr9" style:family="graphic" style:parent-style-name="standard">
      <style:graphic-properties draw:stroke="none" svg:stroke-color="#000000" draw:fill="none" draw:fill-color="#ffffff" fo:min-height="0.593cm"/>
    </style:style>
    <style:style style:name="gr10" style:family="graphic" style:parent-style-name="objectwithoutfill">
      <style:graphic-properties draw:marker-end="Line_20_Arrow" draw:fill="none" draw:fill-color="#ffff99" draw:textarea-horizontal-align="center" draw:textarea-vertical-align="middle"/>
    </style:style>
    <style:style style:name="gr11" style:family="graphic" style:parent-style-name="standard">
      <style:graphic-properties draw:marker-end="Line_20_Arrow" draw:marker-end-width="0.3cm" draw:fill="solid" draw:fill-color="#ffff99" draw:textarea-horizontal-align="center" draw:textarea-vertical-align="middle"/>
    </style:style>
    <style:style style:name="gr12" style:family="graphic" style:parent-style-name="standard">
      <style:graphic-properties draw:fill="solid" draw:fill-color="#ffff99"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fo:min-height="0.638cm"/>
    </style:style>
    <style:style style:name="P1" style:family="paragraph">
      <style:paragraph-properties fo:margin-left="0cm" fo:margin-right="0cm" fo:text-align="center" fo:text-indent="0cm"/>
      <style:text-properties fo:font-size="8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style>
    <style:style style:name="P4" style:family="paragraph">
      <style:paragraph-properties fo:text-align="center"/>
      <style:text-properties fo:font-size="8pt" style:font-size-asian="18pt" style:font-size-complex="18pt"/>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indent="0cm"/>
      <style:text-properties fo:font-size="12pt" style:font-size-asian="18pt" style:font-size-complex="18pt"/>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2.098cm" svg:height="1.984cm" svg:x="8.235cm" svg:y="9.009cm">
            <text:p text:style-name="P1">CADP</text:p>
            <text:p text:style-name="P1">simulator</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 draw:text-style-name="P1" draw:layer="layout" svg:width="2.098cm" svg:height="1.984cm" svg:x="10.652cm" svg:y="9.009cm">
            <text:p text:style-name="P1">CADP</text:p>
            <text:p text:style-name="P1">TGV</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 draw:text-style-name="P3" draw:layer="layout" svg:width="2.646cm" svg:height="1.414cm" svg:x="2.417cm" svg:y="5.679cm">
            <text:p text:style-name="P2"><text:span text:style-name="T1">Needs</text:span></text:p>
            <draw:enhanced-geometry svg:viewBox="0 0 21600 21600" draw:text-areas="3000 3320 17110 17330" draw:type="cloud-callout" draw:modifiers="2423.57385719683 30301.0600706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4" draw:layer="layout" svg:width="2.851cm" svg:height="1.962cm" svg:x="6.432cm" svg:y="5.839cm">
            <text:p text:style-name="P1"><text:span text:style-name="T1">Uml</text:span></text:p>
            <text:p text:style-name="P1"><text:span text:style-name="T1">model</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line draw:style-name="gr4" draw:text-style-name="P4" draw:layer="layout" svg:x1="5.063cm" svg:y1="6.386cm" svg:x2="6.363cm" svg:y2="6.386cm">
            <text:p/>
          </draw:line>
          <draw:custom-shape draw:style-name="gr2" draw:text-style-name="P4" draw:layer="layout" svg:width="2.942cm" svg:height="2.942cm" svg:x="14.3cm" svg:y="4.108cm">
            <text:p text:style-name="P1">Implementatio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4" draw:layer="layout" svg:width="2.098cm" svg:height="1.984cm" svg:x="9.397cm" svg:y="7.983cm">
            <text:p text:style-name="P1">UMLAUT</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line draw:style-name="gr4" draw:text-style-name="P4" draw:layer="layout" svg:x1="8.576cm" svg:y1="7.253cm" svg:x2="9.648cm" svg:y2="8.371cm">
            <text:p/>
          </draw:line>
          <draw:custom-shape draw:style-name="gr6" draw:text-style-name="P4" draw:layer="layout" svg:width="2.715cm" svg:height="2.144cm" svg:x="2.439cm" svg:y="10.287cm">
            <text:p text:style-name="P1">Model</text:p>
            <text:p text:style-name="P1">simulatio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4" draw:text-style-name="P4" draw:layer="layout" svg:x1="8.188cm" svg:y1="10.401cm" svg:x2="5.109cm" svg:y2="11.085cm">
            <text:p/>
          </draw:line>
          <draw:line draw:style-name="gr7" draw:text-style-name="P4" draw:layer="layout" svg:x1="3.809cm" svg:y1="10.31cm" svg:x2="3.785cm" svg:y2="7.3cm">
            <text:p/>
          </draw:line>
          <draw:frame draw:style-name="gr8" draw:text-style-name="P6" draw:layer="layout" svg:width="2.053cm" svg:height="0.797cm" svg:x="0.934cm" svg:y="8.964cm">
            <draw:text-box>
              <text:p text:style-name="P5"><text:span text:style-name="T2">OK</text:span></text:p>
            </draw:text-box>
          </draw:frame>
          <draw:frame draw:style-name="gr9" draw:text-style-name="P6" draw:layer="layout" svg:width="2.646cm" svg:height="0.843cm" svg:x="3.626cm" svg:y="8.143cm">
            <draw:text-box>
              <text:p text:style-name="P5"><text:span text:style-name="T2">NAKC</text:span></text:p>
            </draw:text-box>
          </draw:frame>
          <draw:path draw:style-name="gr10" draw:text-style-name="P4" draw:layer="layout" svg:width="12.206cm" svg:height="8.029cm" svg:x="1.913cm" svg:y="2.737cm" svg:viewBox="0 0 12207 8030" svg:d="m1111 8029c-110-331-382-547-554-838-180-304-288-642-396-973-103-320-176-658-158-999 15-298 8-596 0-892-9-318 8-638 79-946 86-372 228-732 291-1109 54-325 253-566 396-837 162-308 352-627 660-811 300-179 614-350 950-459 316-102 642-179 979-163 421 22 845 0 1268 0 334 0 669-10 1003 0 360 11 717 21 1084 55 288 26 569 38 845 108 312 80 626-19 923 109 295 126 613 205 899 350 307 156 605 321 898 513 240 158 524 237 792 352 284 122 481 378 794 433l263 53 79 27">
            <text:p/>
          </draw:path>
          <draw:custom-shape draw:style-name="gr6" draw:text-style-name="P4" draw:layer="layout" svg:width="4.243cm" svg:height="3.33cm" svg:x="13.89cm" svg:y="9.603cm">
            <text:p text:style-name="P1">Model</text:p>
            <text:p text:style-name="P1">tests suite</text:p>
            <text:p text:style-name="P1">(bi-simulatio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4" draw:text-style-name="P4" draw:layer="layout" svg:x1="12.796cm" svg:y1="10.196cm" svg:x2="14.621cm" svg:y2="10.652cm">
            <text:p/>
          </draw:line>
          <draw:line draw:style-name="gr4" draw:text-style-name="P4" draw:layer="layout" svg:x1="15.898cm" svg:y1="6.888cm" svg:x2="15.898cm" svg:y2="9.853cm">
            <text:p/>
          </draw:line>
          <draw:line draw:style-name="gr11" draw:text-style-name="P4" draw:layer="layout" svg:x1="15.989cm" svg:y1="12.682cm" svg:x2="15.989cm" svg:y2="14.21cm">
            <text:p/>
          </draw:line>
          <draw:custom-shape draw:style-name="gr12" draw:text-style-name="P4" draw:layer="layout" svg:width="1.643cm" svg:height="1.46cm" svg:x="15.167cm" svg:y="14.232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3" draw:text-style-name="P6" draw:layer="layout" svg:width="2.805cm" svg:height="0.888cm" svg:x="14.667cm" svg:y="12.978cm">
            <draw:text-box>
              <text:p text:style-name="P7"><text:span text:style-name="T2">CONFORM</text:span></text:p>
            </draw:text-box>
          </draw:frame>
          <draw:path draw:style-name="gr10" draw:text-style-name="P4" draw:layer="layout" svg:width="0.985cm" svg:height="3.855cm" svg:x="16.902cm" svg:y="6.455cm" svg:viewBox="0 0 986 3856" svg:d="m342 3855c285-89 395-399 479-662 95-298 184-601 160-912-22-275 54-563-92-821-162-288-269-607-479-867l-228-319-182-274v0">
            <text:p/>
          </draw:path>
          <draw:frame draw:style-name="gr13" draw:text-style-name="P6" draw:layer="layout" svg:width="2.805cm" svg:height="1.243cm" svg:x="16.447cm" svg:y="8.029cm">
            <draw:text-box>
              <text:p text:style-name="P7"><text:span text:style-name="T2">NOT</text:span></text:p>
              <text:p text:style-name="P5"><text:span text:style-name="T2">CONFORM</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Bitstream Vera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23cm" fo:margin-bottom="0.45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4-14T15:37:36</meta:creation-date>
    <dc:date>2006-04-14T16:08:54</dc:date>
    <dc:language>en-GB</dc:language>
    <meta:editing-cycles>2</meta:editing-cycles>
    <meta:editing-duration>PT31M18S</meta:editing-duration>
    <meta:user-defined meta:name="Info 1"/>
    <meta:user-defined meta:name="Info 2"/>
    <meta:user-defined meta:name="Info 3"/>
    <meta:user-defined meta:name="Info 4"/>
    <meta:document-statistic meta:object-count="23"/>
  </office:meta>
</office:document-meta>
</file>